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n solid #000000" style:vertical-align="middle" fo:background-color="#00B0F0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background-color="#00B0F0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36">
      <style:table-cell-properties fo:border="thin solid #000000" style:vertical-align="middle" fo:background-color="#00B0F0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13" style:data-style-name="N3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6" style:family="table-cell" style:parent-style-name="Normal_32_13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8" style:family="table-cell" style:parent-style-name="Default" style:data-style-name="N37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9" style:family="table-cell" style:parent-style-name="Normal_32_13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o1" style:family="table-column">
      <style:table-column-properties fo:break-before="auto" style:column-width="4.14866666666667cm" style:use-optimal-column-width="true"/>
    </style:style>
    <style:style style:name="co2" style:family="table-column">
      <style:table-column-properties fo:break-before="auto" style:column-width="17.1238333333333cm" style:use-optimal-column-width="true"/>
    </style:style>
    <style:style style:name="co3" style:family="table-column">
      <style:table-column-properties fo:break-before="auto" style:column-width="2.4765cm"/>
    </style:style>
    <style:style style:name="co4" style:family="table-column">
      <style:table-column-properties fo:break-before="auto" style:column-width="1.86266666666667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Code</text:p>
          </table:table-cell>
          <table:table-cell office:value-type="string" table:style-name="ce3">
            <text:p>Description</text:p>
          </table:table-cell>
          <table:table-cell office:value-type="string" table:style-name="ce4">
            <text:p>Cena netto PLN</text:p>
          </table:table-cell>
          <table:table-cell office:value-type="string" table:style-name="ce3">
            <text:p><text:s/>Price € net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0250403009</text:p>
          </table:table-cell>
          <table:table-cell office:value-type="string" table:style-name="ce6">
            <text:p>AUDI, BENTLEY, PORSCHE, SEAT, SKODA, VW (VOLKSWAGEN)</text:p>
          </table:table-cell>
          <table:table-cell office:value-type="currency" office:value="27.372800000000005" table:style-name="ce7">
            <text:p>27,37 zł</text:p>
          </table:table-cell>
          <table:table-cell office:value-type="currency" office:value="5.9120518358531333" table:style-name="ce8">
            <text:p>5,91 €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0250403012</text:p>
          </table:table-cell>
          <table:table-cell office:value-type="string" table:style-name="ce6">
            <text:p>DACIA, INFINITI, MERCEDES-BENZ, NISSAN, RENAULT</text:p>
          </table:table-cell>
          <table:table-cell office:value-type="currency" office:value="36.795360000000002" table:style-name="ce7">
            <text:p>36,80 zł</text:p>
          </table:table-cell>
          <table:table-cell office:value-type="currency" office:value="7.9471619870410377" table:style-name="ce8">
            <text:p>7,95 €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0250204002</text:p>
          </table:table-cell>
          <table:table-cell office:value-type="string" table:style-name="ce6">
            <text:p>CITROEN, FIAT, FORD, MAZDA, MINI (BMW), PEUGEOT, SUZUKI, TOYOTA, VOLVO</text:p>
          </table:table-cell>
          <table:table-cell office:value-type="currency" office:value="34.952960000000004" table:style-name="ce7">
            <text:p>34,95 zł</text:p>
          </table:table-cell>
          <table:table-cell office:value-type="currency" office:value="7.5492354211663075" table:style-name="ce8">
            <text:p>7,55 €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0250603006</text:p>
          </table:table-cell>
          <table:table-cell office:value-type="string" table:style-name="ce6">
            <text:p>BMW, MINI (BMW), TOYOTA</text:p>
          </table:table-cell>
          <table:table-cell office:value-type="currency" office:value="58.538500000000006" table:style-name="ce7">
            <text:p>58,54 zł</text:p>
          </table:table-cell>
          <table:table-cell office:value-type="currency" office:value="12.643304535637151" table:style-name="ce8">
            <text:p>12,64 €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0250402005</text:p>
          </table:table-cell>
          <table:table-cell office:value-type="string" table:style-name="ce6">
            <text:p>AUDI, SEAT, SKODA, VW (VOLKSWAGEN)</text:p>
          </table:table-cell>
          <table:table-cell office:value-type="currency" office:value="24.372320000000002" table:style-name="ce7">
            <text:p>24,37 zł</text:p>
          </table:table-cell>
          <table:table-cell office:value-type="currency" office:value="5.2640000000000002" table:style-name="ce8">
            <text:p>5,26 €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0250202048</text:p>
          </table:table-cell>
          <table:table-cell office:value-type="string" table:style-name="ce6">
            <text:p>CITROEN, FIAT, FORD, LANCIA, PEUGEOT, SUZUKI, VOLVO</text:p>
          </table:table-cell>
          <table:table-cell office:value-type="currency" office:value="29.952160000000006" table:style-name="ce7">
            <text:p>29,95 zł</text:p>
          </table:table-cell>
          <table:table-cell office:value-type="currency" office:value="6.469149028077755" table:style-name="ce8">
            <text:p>6,47 €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0250202023</text:p>
          </table:table-cell>
          <table:table-cell office:value-type="string" table:style-name="ce6">
            <text:p>ALFA ROMEO, AUDI, CHRYSLER, DODGE, FORD, JEEP, OPEL, ROVER, SEAT, SKODA, VAUXHALL, VW (VOLKSWAGEN)</text:p>
          </table:table-cell>
          <table:table-cell office:value-type="currency" office:value="26.583200000000001" table:style-name="ce7">
            <text:p>26,58 zł</text:p>
          </table:table-cell>
          <table:table-cell office:value-type="currency" office:value="5.7415118790496766" table:style-name="ce8">
            <text:p>5,74 €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0250202130</text:p>
          </table:table-cell>
          <table:table-cell office:value-type="string" table:style-name="ce6">
            <text:p>CITROEN, FIAT, FORD, JAGUAR, LAND ROVER GROUP, PEUGEOT</text:p>
          </table:table-cell>
          <table:table-cell office:value-type="currency" office:value="33.110560000000007" table:style-name="ce7">
            <text:p>33,11 zł</text:p>
          </table:table-cell>
          <table:table-cell office:value-type="currency" office:value="7.1513088552915782" table:style-name="ce8">
            <text:p>7,15 €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0250403014</text:p>
          </table:table-cell>
          <table:table-cell office:value-type="string" table:style-name="ce6">
            <text:p>ALFA ROMEO, CHEVROLET, CITROEN, FIAT, FORD, LANCIA, OPEL, PEUGEOT, VAUXHALL</text:p>
          </table:table-cell>
          <table:table-cell office:value-type="currency" office:value="30.215360000000004" table:style-name="ce7">
            <text:p>30,22 zł</text:p>
          </table:table-cell>
          <table:table-cell office:value-type="currency" office:value="6.5259956803455736" table:style-name="ce8">
            <text:p>6,53 €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0250202022</text:p>
          </table:table-cell>
          <table:table-cell office:value-type="string" table:style-name="ce6">
            <text:p>AUDI, FORD, GAZ, OPEL, RENAULT, SEAT, SKODA, VAUXHALL, VOLVO, VW (VOLKSWAGEN)</text:p>
          </table:table-cell>
          <table:table-cell office:value-type="currency" office:value="22.898400000000002" table:style-name="ce7">
            <text:p>22,90 zł</text:p>
          </table:table-cell>
          <table:table-cell office:value-type="currency" office:value="4.9456587473002163" table:style-name="ce8">
            <text:p>4,95 €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0250403002</text:p>
          </table:table-cell>
          <table:table-cell office:value-type="string" table:style-name="ce6">
            <text:p>AUDI, CHRYSLER, DODGE, JEEP, MITSUBISHI, SEAT, SKODA, VW (VOLKSWAGEN)</text:p>
          </table:table-cell>
          <table:table-cell office:value-type="currency" office:value="33.057920000000003" table:style-name="ce7">
            <text:p>33,06 zł</text:p>
          </table:table-cell>
          <table:table-cell office:value-type="currency" office:value="7.139939524838014" table:style-name="ce8">
            <text:p>7,14 €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0250203002</text:p>
          </table:table-cell>
          <table:table-cell office:value-type="string" table:style-name="ce6">
            <text:p>FIAT, FORD, LANCIA, OPEL, SUZUKI, VAUXHALL</text:p>
          </table:table-cell>
          <table:table-cell office:value-type="currency" office:value="22.898400000000002" table:style-name="ce7">
            <text:p>22,90 zł</text:p>
          </table:table-cell>
          <table:table-cell office:value-type="currency" office:value="4.9456587473002163" table:style-name="ce8">
            <text:p>4,95 €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0250202142</text:p>
          </table:table-cell>
          <table:table-cell office:value-type="string" table:style-name="ce6">
            <text:p>CHRYSLER, JEEP, MERCEDES-BENZ, STEYR (STEYR-DAIMLER-PUCH AG)</text:p>
          </table:table-cell>
          <table:table-cell office:value-type="currency" office:value="29.425760000000004" table:style-name="ce7">
            <text:p>29,43 zł</text:p>
          </table:table-cell>
          <table:table-cell office:value-type="currency" office:value="6.3554557235421179" table:style-name="ce8">
            <text:p>6,36 €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0250402002</text:p>
          </table:table-cell>
          <table:table-cell office:value-type="string" table:style-name="ce6">
            <text:p>BMW</text:p>
          </table:table-cell>
          <table:table-cell office:value-type="currency" office:value="31.531360000000006" table:style-name="ce7">
            <text:p>31,53 zł</text:p>
          </table:table-cell>
          <table:table-cell office:value-type="currency" office:value="6.8102289416846666" table:style-name="ce8">
            <text:p>6,81 €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0250202032</text:p>
          </table:table-cell>
          <table:table-cell office:value-type="string" table:style-name="ce6">
            <text:p>CITROEN, FIAT, LANCIA, PEUGEOT</text:p>
          </table:table-cell>
          <table:table-cell office:value-type="currency" office:value="27.530720000000006" table:style-name="ce7">
            <text:p>27,53 zł</text:p>
          </table:table-cell>
          <table:table-cell office:value-type="currency" office:value="5.9461598272138243" table:style-name="ce8">
            <text:p>5,95 €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0250202125</text:p>
          </table:table-cell>
          <table:table-cell office:value-type="string" table:style-name="ce6">
            <text:p>TOYOTA</text:p>
          </table:table-cell>
          <table:table-cell office:value-type="currency" office:value="41.322400000000009" table:style-name="ce7">
            <text:p>41,32 zł</text:p>
          </table:table-cell>
          <table:table-cell office:value-type="currency" office:value="8.9249244060475181" table:style-name="ce8">
            <text:p>8,92 €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0250204001</text:p>
          </table:table-cell>
          <table:table-cell office:value-type="string" table:style-name="ce6">
            <text:p>CITROEN, FORD, MAZDA, PEUGEOT, SUZUKI, VOLVO</text:p>
          </table:table-cell>
          <table:table-cell office:value-type="currency" office:value="40.427520000000001" table:style-name="ce7">
            <text:p>40,43 zł</text:p>
          </table:table-cell>
          <table:table-cell office:value-type="currency" office:value="8.7316457883369338" table:style-name="ce8">
            <text:p>8,73 €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0250403008</text:p>
          </table:table-cell>
          <table:table-cell office:value-type="string" table:style-name="ce6">
            <text:p>CHRYSLER, JEEP, MERCEDES-BENZ</text:p>
          </table:table-cell>
          <table:table-cell office:value-type="currency" office:value="28.899360000000005" table:style-name="ce7">
            <text:p>28,90 zł</text:p>
          </table:table-cell>
          <table:table-cell office:value-type="currency" office:value="6.2417624190064807" table:style-name="ce8">
            <text:p>6,24 €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0250403011</text:p>
          </table:table-cell>
          <table:table-cell office:value-type="string" table:style-name="ce6">
            <text:p>ALFA ROMEO, FIAT, JEEP, LANCIA, OPEL, SAAB (SAAB AUTOMOBILE AB), SUZUKI, VAUXHALL</text:p>
          </table:table-cell>
          <table:table-cell office:value-type="currency" office:value="31.531360000000006" table:style-name="ce7">
            <text:p>31,53 zł</text:p>
          </table:table-cell>
          <table:table-cell office:value-type="currency" office:value="6.8102289416846666" table:style-name="ce8">
            <text:p>6,81 €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0250202131</text:p>
          </table:table-cell>
          <table:table-cell office:value-type="string" table:style-name="ce6">
            <text:p>FORD</text:p>
          </table:table-cell>
          <table:table-cell office:value-type="currency" office:value="26.056800000000003" table:style-name="ce7">
            <text:p>26,06 zł</text:p>
          </table:table-cell>
          <table:table-cell office:value-type="currency" office:value="5.6278185745140394" table:style-name="ce8">
            <text:p>5,63 €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0250403001</text:p>
          </table:table-cell>
          <table:table-cell office:value-type="string" table:style-name="ce6">
            <text:p>VOLVO</text:p>
          </table:table-cell>
          <table:table-cell office:value-type="currency" office:value="30.162720000000007" table:style-name="ce7">
            <text:p>30,16 zł</text:p>
          </table:table-cell>
          <table:table-cell office:value-type="currency" office:value="6.5146263498920103" table:style-name="ce8">
            <text:p>6,51 €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0250203001</text:p>
          </table:table-cell>
          <table:table-cell office:value-type="string" table:style-name="ce6">
            <text:p>ALFA ROMEO, FIAT, LANCIA, OPEL, SAAB (SAAB AUTOMOBILE AB), VAUXHALL</text:p>
          </table:table-cell>
          <table:table-cell office:value-type="currency" office:value="29.425760000000004" table:style-name="ce7">
            <text:p>29,43 zł</text:p>
          </table:table-cell>
          <table:table-cell office:value-type="currency" office:value="6.3554557235421179" table:style-name="ce8">
            <text:p>6,36 €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0250202132</text:p>
          </table:table-cell>
          <table:table-cell office:value-type="string" table:style-name="ce6">
            <text:p>ALFA ROMEO, FIAT, OPEL, SAAB (SAAB AUTOMOBILE AB), SUZUKI, VAUXHALL</text:p>
          </table:table-cell>
          <table:table-cell office:value-type="currency" office:value="29.583680000000005" table:style-name="ce7">
            <text:p>29,58 zł</text:p>
          </table:table-cell>
          <table:table-cell office:value-type="currency" office:value="6.3895637149028088" table:style-name="ce8">
            <text:p>6,39 €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0250201032</text:p>
          </table:table-cell>
          <table:table-cell office:value-type="string" table:style-name="ce6">
            <text:p>AUDI, EBRO (MISA), IFA, MULTICAR, NISSAN, SEAT, SKODA, VOLVO, VW (VOLKSWAGEN)</text:p>
          </table:table-cell>
          <table:table-cell office:value-type="currency" office:value="24.951360000000005" table:style-name="ce7">
            <text:p>24,95 zł</text:p>
          </table:table-cell>
          <table:table-cell office:value-type="currency" office:value="5.3890626349892017" table:style-name="ce8">
            <text:p>5,39 €</text:p>
          </table:table-cell>
          <table:table-cell table:number-columns-repeated="16380"/>
        </table:table-row>
        <table:table-row table:number-rows-repeated="104855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" number:language="pl" number:country="PL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37" number:language="pl" number:country="PL">
      <number:number number:decimal-places="2" number:min-decimal-places="2" number:min-integer-digits="1" number:grouping="true"/>
      <number:text> </number:text>
      <number:currency-symbol number:language="pl" number:country="PL">€</number:currency-symbol>
    </number:currency-style>
    <style:style style:name="Normal_32_13" style:display-name="Normal 1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meta:initial-creator>Marcin</meta:initial-creator>
    <dc:creator>Marcin</dc:creator>
    <meta:creation-date>2022-01-08T15:26:24Z</meta:creation-date>
    <dc:date>2022-01-09T14:27:05Z</dc:date>
    <meta:editing-duration>PT0S</meta:editing-duration>
  </office:meta>
</office:document-meta>
</file>